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9cm" fo:min-width="2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5cm" fo:min-width="4.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16cm" fo:min-width="4.2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  <style:text-properties style:font-name="Arial" fo:font-size="13pt" style:font-size-asian="13pt" style:font-size-complex="13pt"/>
    </style:style>
    <style:style style:name="P4" style:family="paragraph">
      <loext:graphic-properties draw:fill="none"/>
      <style:paragraph-properties fo:text-align="start"/>
      <style:text-properties style:font-name="Arial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4.4cm" svg:height="2.6cm" svg:x="5.3cm" svg:y="1.2cm">
          <text:p text:style-name="P1"><text:span text:style-name="T1">Notification</text:span></text:p>
          <text:p text:style-name="P1"><text:span text:style-name="T1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8cm" svg:height="4.5cm" svg:x="1.5cm" svg:y="4.1cm">
          <text:p text:style-name="P3"><text:span text:style-name="T1">Information:</text:span></text:p>
          <text:list text:style-name="L1">
            <text:list-item>
              <text:p text:style-name="P3"><text:span text:style-name="T2">Sensors</text:span></text:p>
            </text:list-item>
            <text:list-item>
              <text:p text:style-name="P3"><text:span text:style-name="T2">Network</text:span></text:p>
            </text:list-item>
            <text:list-item>
              <text:p text:style-name="P3"><text:span text:style-name="T2">AWARE plugi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8cm" svg:height="4.5cm" svg:x="8.8cm" svg:y="4.1cm">
          <text:p text:style-name="P3"><text:span text:style-name="T1">Notifications:</text:span></text:p>
          <text:list text:style-name="L1">
            <text:list-item>
              <text:p text:style-name="P3"><text:span text:style-name="T2">Applications</text:span></text:p>
            </text:list-item>
            <text:list-item>
              <text:p text:style-name="P3"><text:span text:style-name="T2">Communications</text:span></text:p>
            </text:list-item>
            <text:list-item>
              <text:p text:style-name="P3"><text:span text:style-name="T2">Calendar</text:span></text:p>
            </text:list-item>
            <text:list-item>
              <text:p text:style-name="P3"><text:span text:style-name="T2">Reminder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944cm" svg:y1="3.42cm" svg:x2="3.9cm" svg:y2="4.1cm" draw:start-shape="id1" draw:start-glue-point="7" draw:end-shape="id2" draw:end-glue-point="0" svg:d="M5944 3420l-2044 680" svg:viewBox="0 0 2045 681">
          <text:p/>
        </draw:connector>
        <draw:connector draw:style-name="gr4" draw:text-style-name="P5" draw:layer="layout" draw:type="line" svg:x1="9.056cm" svg:y1="3.42cm" svg:x2="11.2cm" svg:y2="4.1cm" draw:start-shape="id1" draw:start-glue-point="9" draw:end-shape="id3" svg:d="M9056 3420l2144 680" svg:viewBox="0 0 2145 6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9:27:22.566795039</meta:creation-date>
    <dc:date>2016-10-29T20:17:05.094093252</dc:date>
    <meta:editing-duration>PT4M18S</meta:editing-duration>
    <meta:editing-cycles>6</meta:editing-cycles>
    <meta:generator>LibreOffice/5.0.6.3$FreeBSD_X86_64 LibreOffice_project/00m0$Build-3</meta:generator>
    <meta:document-statistic meta:object-count="5"/>
  </office:meta>
</office:document-meta>
</file>